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aufgabe" style:list-style-name="List_20_3"/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ufgabe_5f_überschrift"/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"><text:a xlink:type="simple" xlink:href="#__RefHeading__10082_2056004873" text:style-name="Internet_20_link" text:visited-style-name="Internet_20_link">1. </text:a>Übungen zum Sortieren<text:tab/>1</text:p>
          <text:p text:style-name="P3"><text:a xlink:type="simple" xlink:href="#__RefHeading__10106_2056004873" text:style-name="Internet_20_link" text:visited-style-name="Internet_20_link">1.1. </text:a>Aufgabe: SwingVisualSort.java<text:tab/>1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0082_2056004873"/>Übungen zum Sortieren<text:bookmark-end text:name="__RefHeading__10082_2056004873"/></text:h>
      <text:p text:style-name="Standard"><text:bookmark-start text:name="__RefHeading__10104_2056004873"/><text:bookmark-end text:name="__RefHeading__10104_2056004873"/></text:p>
      <text:h text:style-name="Heading_20_2" text:outline-level="2"><text:bookmark-start text:name="__RefHeading__10106_2056004873"/>Aufgabe: SwingVisualSort.java<text:bookmark-end text:name="__RefHeading__10106_2056004873"/></text:h>
      <text:list xml:id="list4918896754409063391" text:style-name="List_20_3">
        <text:list-item>
          <text:p text:style-name="P1">Gegeben sei das Programm SwingVisualSort.<text:line-break/></text:p>
        </text:list-item>
        <text:list-item>
          <text:p text:style-name="P1">Ergänzen Sie die fehlenden Funktionen.</text:p>
        </text:list-item>
        <text:list-item text:start-value="1">
          <text:p text:style-name="P1">BubbleSort</text:p>
        </text:list-item>
        <text:list-item>
          <text:p text:style-name="P1">SelektionSort</text:p>
        </text:list-item>
        <text:list-item>
          <text:p text:style-name="P1">QuickSort</text:p>
          <text:p text:style-name="P1"/>
        </text:list-item>
        <text:list-item>
          <text:p text:style-name="P1">Fügen Sie einen Button mischen hinzu und zeigen sie die jeweils bnötigte Zeit an</text:p>
        </text:list-item>
      </text:list>
      <text:p text:style-name="Standard"/>
      <text:p text:style-name="Text_20_body"/>
      <text:p text:style-name="Standard"><text:span text:style-name="Citation"><text:span text:style-name="T1"/></text:span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1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2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ziel" style:family="paragraph" style:parent-style-name="Standard" style:next-style-name="Text_20_body">
      <style:paragraph-properties fo:keep-together="always" fo:background-color="#ffffff" fo:padding-left="0.212cm" fo:padding-right="0.141cm" fo:padding-top="0.035cm" fo:padding-bottom="0.035cm" fo:border="0.99pt solid #000000" fo:keep-with-next="always">
        <style:background-image/>
      </style:paragraph-properties>
      <style:text-properties fo:letter-spacing="-0.018cm"/>
    </style:style>
    <style:style style:name="Listenfortsetzung" style:family="paragraph" style:parent-style-name="Standard" style:list-style-name="WW8Num5">
      <style:paragraph-properties fo:margin-left="0cm" fo:margin-right="0cm" fo:margin-top="0cm" fo:margin-bottom="0.212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/>
    </style:style>
    <style:style style:name="normal" style:family="paragraph" style:parent-style-name="Standard">
      <style:paragraph-properties fo:margin-top="0.494cm" fo:margin-bottom="0.494cm" style:contextual-spacing="false"/>
      <style:text-properties fo:font-size="9pt" fo:language="en" fo:country="US" style:font-size-asian="9pt" style:font-size-complex="9pt"/>
    </style:style>
    <style:style style:name="Formatvorlage_20_normal_20__2b__20_Schwarz" style:display-name="Formatvorlage normal + Schwarz" style:family="paragraph" style:parent-style-name="normal">
      <style:text-properties fo:color="#000000"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Absatz-Standardschriftar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2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2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2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2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2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2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WW-Absatz-Standardschriftart" style:family="text">
      <style:text-properties fo:language="de" fo:country="DE"/>
    </style:style>
    <style:style style:name="HTML_20_Akronym" style:display-name="HTML Akronym" style:family="text" style:parent-style-name="WW-Absatz-Standardschriftart"/>
    <style:style style:name="bsp_5f_lsg_20_Char_20_Char" style:display-name="bsp_lsg Char Char" style:family="text" style:parent-style-name="WW-Absatz-Standardschriftart">
      <style:text-properties style:font-name="Courier New2" fo:font-family="'Courier New'" style:font-family-generic="modern" fo:letter-spacing="-0.018cm" style:language-complex="ar" style:country-complex="SA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HTML_20_Code" style:display-name="HTML Code" style:family="text" style:parent-style-name="WW-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WW8Num80z0" style:family="text">
      <style:text-properties style:font-name="Symbol" fo:font-family="Symbol" style:font-family-generic="roman" style:font-pitch="variable" style:font-charset="x-symbol"/>
    </style:style>
    <style:style style:name="WW8Num8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07z0" style:family="text">
      <style:text-properties style:font-name="Symbol" fo:font-family="Symbol" style:font-family-generic="roman" style:font-pitch="variable" style:font-charset="x-symbol"/>
    </style:style>
    <style:style style:name="WW8Num10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74z0" style:family="text">
      <style:text-properties style:font-name="Symbol" fo:font-family="Symbol" style:font-family-generic="roman" style:font-pitch="variable" style:font-charset="x-symbol"/>
    </style:style>
    <style:style style:name="WW8Num7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94z0" style:family="text">
      <style:text-properties style:font-name="Symbol" fo:font-family="Symbol" style:font-family-generic="roman" style:font-pitch="variable" style:font-charset="x-symbol"/>
    </style:style>
    <style:style style:name="WW8Num9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prefix="Aufgabe " style:num-suffix=" 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SORTIEREN-Java-VisualSort.odt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initial-creator>Anton Hofmann</meta:initial-creator>
    <meta:creation-date>2007-09-07T12:41:22</meta:creation-date>
    <dc:creator>Anton Hofmann</dc:creator>
    <dc:date>2014-04-01T12:33:11.273674000</dc:date>
    <dc:language>de-DE</dc:language>
    <meta:editing-cycles>110</meta:editing-cycles>
    <meta:editing-duration>P1DT9H3M1S</meta:editing-duration>
    <meta:document-statistic meta:table-count="0" meta:image-count="0" meta:object-count="0" meta:page-count="1" meta:paragraph-count="14" meta:word-count="56" meta:character-count="413" meta:non-whitespace-character-count="37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Dokumente%20und%20Einstellungen/ahofmann/Anwendungsdaten/OpenOffice.org2/user/template/arbeitsunterlage.ott" meta:date="2008-02-22T09:25:27"/>
  </office:meta>
</office:document-meta>
</file>